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90D691625F8B641A.jpg" manifest:media-type="image/jpeg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000000000CE000000C822F730E0E9F80EEA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000000000CE000000C8E766A93D8B3AB3E0.png" manifest:media-type="image/png"/>
  <manifest:file-entry manifest:full-path="Pictures/1000020100000044000000441228A69C68C516B2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10000000000000CE000000C862E0900F2B9D4D81.png" manifest:media-type="image/pn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000000000CE000000C83F0634BCA73B1A7C.png" manifest:media-type="image/png"/>
  <manifest:file-entry manifest:full-path="Pictures/10000201000007A0000005F932EE61B5848C9BD0.png" manifest:media-type="image/png"/>
  <manifest:file-entry manifest:full-path="Pictures/10000000000000CE000000C8A6D582601D27A104.png" manifest:media-type="image/png"/>
  <manifest:file-entry manifest:full-path="Pictures/10000000000000CE000000C8B9CA4E04190C8879.png" manifest:media-type="image/png"/>
  <manifest:file-entry manifest:full-path="Pictures/10000000000000CE000000C8672F45D555D04426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7" style:family="graphic" style:parent-style-name="standard">
      <style:graphic-properties draw:stroke="none" svg:stroke-color="#000000" draw:fill="none" draw:fill-color="#ffffff" fo:min-height="13.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1" style:family="graphic" style:parent-style-name="objectwithoutfill">
      <style:graphic-properties draw:marker-start="Arrow" draw:fill="none" draw:textarea-vertical-align="middle"/>
    </style:style>
    <style:style style:name="gr52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8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0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color="#808080" draw:fill="none" draw:textarea-vertical-align="middle"/>
    </style:style>
    <style:style style:name="gr6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2" style:family="graphic" style:parent-style-name="standard">
      <style:graphic-properties draw:stroke="none" draw:fill="none" fo:min-height="1.1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8" style:family="graphic" style:parent-style-name="objectwithoutfill">
      <style:graphic-properties draw:marker-end="Arrow_20_concave" draw:marker-end-width="0.152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4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9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3.737cm" style:use-optimal-column-width="false"/>
    </style:style>
    <style:style style:name="co3" style:family="table-column">
      <style:table-column-properties style:column-width="13.644cm" style:use-optimal-column-width="false"/>
    </style:style>
    <style:style style:name="ro1" style:family="table-row">
      <style:table-row-properties style:row-height="1.16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P37" style:family="paragraph">
      <style:text-properties fo:font-size="10pt" style:font-size-asian="10pt" style:font-size-complex="10pt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62E0900F2B9D4D81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A6D582601D27A104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3F0634BCA73B1A7C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1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2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6" draw:text-style-name="P10" draw:layer="layout" svg:width="3.055cm" svg:height="0.963cm" svg:x="55.602cm" svg:y="16.163cm">
          <draw:text-box>
            <text:p><text:span text:style-name="T5">11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7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48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49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0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1" draw:text-style-name="P1" draw:layer="layout" svg:x1="19.16cm" svg:y1="10.726cm" svg:x2="19cm" svg:y2="9.377cm">
          <text:p/>
        </draw:line>
        <draw:line draw:style-name="gr51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2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3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4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5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6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5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6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413cm" svg:y="27.191cm">
          <draw:text-box>
            <text:p><text:span text:style-name="T3">Strip 120mm</text:span></text:p>
          </draw:text-box>
        </draw:frame>
        <draw:frame draw:style-name="gr57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58" draw:text-style-name="P1" draw:layer="Layer5" svg:x1="15.752cm" svg:y1="23.634cm" svg:x2="16.502cm" svg:y2="23.634cm">
          <text:p/>
        </draw:line>
        <draw:line draw:style-name="gr58" draw:text-style-name="P1" draw:layer="Layer5" svg:x1="16.573cm" svg:y1="23.673cm" svg:x2="17.666cm" svg:y2="24.579cm">
          <text:p/>
        </draw:line>
        <draw:custom-shape draw:style-name="gr59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er5" svg:x1="49.642cm" svg:y1="36.999cm" svg:x2="49.642cm" svg:y2="41.376cm">
          <text:p/>
        </draw:line>
        <draw:line draw:style-name="gr61" draw:text-style-name="P1" draw:layer="Layer5" svg:x1="49.642cm" svg:y1="39.004cm" svg:x2="58.609cm" svg:y2="39.004cm">
          <text:p/>
        </draw:line>
        <draw:line draw:style-name="gr61" draw:text-style-name="P1" draw:layer="Layer5" svg:x1="49.642cm" svg:y1="40.274cm" svg:x2="58.609cm" svg:y2="40.274cm">
          <text:p/>
        </draw:line>
        <draw:line draw:style-name="gr61" draw:text-style-name="P1" draw:layer="Layer5" svg:x1="57.643cm" svg:y1="40.301cm" svg:x2="57.643cm" svg:y2="41.376cm">
          <text:p/>
        </draw:line>
        <draw:line draw:style-name="gr62" draw:text-style-name="P1" draw:layer="Layer5" svg:x1="44.943cm" svg:y1="39.166cm" svg:x2="49.642cm" svg:y2="39.166cm">
          <text:p/>
        </draw:line>
        <draw:custom-shape draw:style-name="gr63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2" draw:text-style-name="P1" draw:layer="Layer5" svg:x1="47.61cm" svg:y1="38.15cm" svg:x2="47.61cm" svg:y2="40.055cm">
          <text:p/>
        </draw:line>
        <draw:frame draw:style-name="gr65" draw:text-style-name="P24" draw:layer="Layer5" svg:width="2.102cm" svg:height="0.607cm" svg:x="47.583cm" svg:y="38.532cm">
          <draw:text-box>
            <text:p><text:span text:style-name="T12">08/04/2016</text:span></text:p>
          </draw:text-box>
        </draw:frame>
        <draw:frame draw:style-name="gr66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7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68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69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0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1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2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1" draw:text-style-name="P1" draw:layer="Layer5" svg:x1="55.131cm" svg:y1="40.302cm" svg:x2="55.131cm" svg:y2="41.377cm">
          <text:p/>
        </draw:line>
        <draw:line draw:style-name="gr62" draw:text-style-name="P1" draw:layer="Layer5" svg:x1="44.943cm" svg:y1="38.15cm" svg:x2="49.642cm" svg:y2="38.15cm">
          <text:p/>
        </draw:line>
        <draw:frame draw:style-name="gr73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4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4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3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2" draw:text-style-name="P1" draw:layer="Layer5" svg:x1="44.944cm" svg:y1="40.066cm" svg:x2="49.643cm" svg:y2="40.066cm">
          <text:p/>
        </draw:line>
        <draw:frame draw:style-name="gr75" draw:text-style-name="P30" draw:layer="Layer5" svg:width="0.896cm" svg:height="0.569cm" svg:x="57.67cm" svg:y="40.756cm">
          <draw:text-box>
            <text:p><text:span text:style-name="T17">F</text:span></text:p>
          </draw:text-box>
        </draw:frame>
        <draw:frame draw:style-name="gr76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5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7" draw:text-style-name="P24" draw:layer="Layer5" svg:width="2.161cm" svg:height="0.607cm" svg:x="47.583cm" svg:y="39.438cm">
          <draw:text-box>
            <text:p><text:span text:style-name="T12">08/04/2016</text:span></text:p>
          </draw:text-box>
        </draw:frame>
        <draw:frame draw:style-name="gr78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9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0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1" draw:text-style-name="P25" draw:layer="layout" svg:width="3.808cm" svg:height="0.962cm" svg:x="45.479cm" svg:y="40.254cm">
          <draw:text-box>
            <text:p>EL-HR0108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2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3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4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4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5" draw:text-style-name="P1" draw:layer="layout" svg:width="1.016cm" svg:height="0.736cm" svg:x="13.186cm" svg:y="15.943cm">
          <draw:image xlink:href="Pictures/10000000000000CE000000C8B9CA4E04190C8879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0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5" draw:text-style-name="P1" draw:layer="layout" svg:width="1.016cm" svg:height="0.736cm" svg:x="13.213cm" svg:y="17.413cm">
          <draw:image xlink:href="Pictures/10000000000000CE000000C8E766A93D8B3AB3E0.png" xlink:type="simple" xlink:show="embed" xlink:actuate="onLoad">
            <text:p/>
          </draw:image>
        </draw:frame>
        <draw:line draw:style-name="gr86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0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672F45D555D04426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" draw:layer="layout" svg:width="1.016cm" svg:height="0.736cm" svg:x="13.213cm" svg:y="14.672cm">
          <draw:image xlink:href="Pictures/10000000000000CE000000C822F730E0E9F80EE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2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0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0" draw:text-style-name="P1" draw:layer="layout" svg:x1="20.116cm" svg:y1="17.354cm" svg:x2="21.149cm" svg:y2="16.342cm">
          <text:p/>
        </draw:line>
        <draw:line draw:style-name="gr86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0" draw:text-style-name="P1" draw:layer="layout" svg:x1="48.915cm" svg:y1="16.3cm" svg:x2="51.188cm" svg:y2="17.401cm">
          <text:p/>
        </draw:line>
        <draw:line draw:style-name="gr86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0" draw:text-style-name="P1" draw:layer="layout" svg:x1="48.779cm" svg:y1="20.1cm" svg:x2="51.091cm" svg:y2="21.287cm">
          <text:p/>
        </draw:line>
        <draw:frame draw:style-name="gr54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4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48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48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7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7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8" draw:text-style-name="P1" draw:layer="layout" svg:x1="47.368cm" svg:y1="28.807cm" svg:x2="44.132cm" svg:y2="26.657cm">
          <text:p/>
        </draw:line>
        <draw:line draw:style-name="gr88" draw:text-style-name="P1" draw:layer="layout" svg:x1="47.368cm" svg:y1="28.807cm" svg:x2="44.212cm" svg:y2="27.458cm">
          <text:p/>
        </draw:line>
        <draw:frame draw:style-name="gr89" draw:text-style-name="P7" draw:layer="layout" svg:width="2.907cm" svg:height="0.887cm" svg:x="47.267cm" svg:y="28.409cm">
          <draw:text-box>
            <text:p><text:span text:style-name="T3">100mm (together)</text:span></text:p>
            <text:p><text:span text:style-name="T3">Heat Shrink Tubing</text:span></text:p>
          </draw:text-box>
        </draw:frame>
        <draw:frame draw:style-name="gr90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1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0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1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2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6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7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8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9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1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2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90D691625F8B641A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3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4" draw:text-style-name="P1" draw:layer="layout" svg:width="3.508cm" svg:height="0.022cm" svg:x="17.752cm" svg:y="24.751cm" svg:viewBox="0 0 3509 23" svg:d="M3509 0c-186 48-3301 4-3509 6z">
          <text:p/>
        </draw:path>
        <draw:custom-shape draw:style-name="gr105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1" draw:layer="Layer5" svg:width="16.792cm" svg:height="0.08cm" svg:x="21.251cm" svg:y="24.675cm" svg:viewBox="0 0 16793 81" svg:d="M16793 0c-186 48-16585 79-16793 81z">
          <text:p/>
        </draw:path>
        <draw:frame draw:style-name="gr106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8" draw:text-style-name="P1" draw:layer="layout" svg:x1="17.319cm" svg:y1="23.737cm" svg:x2="17.749cm" svg:y2="24.606cm">
          <text:p/>
        </draw:line>
        <draw:line draw:style-name="gr88" draw:text-style-name="P1" draw:layer="layout" svg:x1="22.473cm" svg:y1="23.448cm" svg:x2="21.068cm" svg:y2="24.447cm">
          <text:p/>
        </draw:line>
        <draw:frame draw:style-name="gr107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5cm" svg:y1="24.342cm" svg:x2="21.012cm" svg:y2="24.342cm">
          <text:p/>
        </draw:line>
        <draw:line draw:style-name="gr109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A6D582601D27A104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9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58" draw:text-style-name="P1" draw:layer="layout" svg:x1="15.753cm" svg:y1="11.735cm" svg:x2="16.503cm" svg:y2="11.735cm">
          <text:p/>
        </draw:line>
        <draw:line draw:style-name="gr58" draw:text-style-name="P1" draw:layer="layout" svg:x1="16.574cm" svg:y1="11.774cm" svg:x2="17.667cm" svg:y2="12.68cm">
          <text:p/>
        </draw:line>
        <draw:frame draw:style-name="gr97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4" draw:text-style-name="P1" draw:layer="layout" svg:width="3.508cm" svg:height="0.022cm" svg:x="17.753cm" svg:y="12.852cm" svg:viewBox="0 0 3509 23" svg:d="M3509 0c-186 48-3301 4-3509 6z">
          <text:p/>
        </draw:path>
        <draw:frame draw:style-name="gr106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5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7.114cm" svg:y1="11.497cm" svg:x2="17.75cm" svg:y2="12.707cm">
          <text:p/>
        </draw:line>
        <draw:line draw:style-name="gr88" draw:text-style-name="P1" draw:layer="layout" svg:x1="22.474cm" svg:y1="11.549cm" svg:x2="21.069cm" svg:y2="12.548cm">
          <text:p/>
        </draw:line>
        <draw:frame draw:style-name="gr107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6cm" svg:y1="12.443cm" svg:x2="21.013cm" svg:y2="12.443cm">
          <text:p/>
        </draw:line>
        <draw:line draw:style-name="gr109" draw:text-style-name="P1" draw:layer="layout" svg:x1="17.701cm" svg:y1="13.334cm" svg:x2="21.008cm" svg:y2="13.334cm">
          <text:p/>
        </draw:line>
        <draw:path draw:style-name="gr52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58" draw:text-style-name="P1" draw:layer="layout" svg:x1="38.115cm" svg:y1="24.9cm" svg:x2="39.808cm" svg:y2="26.169cm">
          <text:p/>
        </draw:line>
        <draw:frame draw:style-name="gr110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8" draw:text-style-name="P1" draw:layer="layout" svg:x1="38.077cm" svg:y1="25.642cm" svg:x2="39.093cm" svg:y2="25.642cm">
          <text:p/>
        </draw:line>
        <draw:frame draw:style-name="gr111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30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30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8" draw:text-style-name="P1" draw:layer="layout" svg:x1="15.821cm" svg:y1="10.727cm" svg:x2="16.233cm" svg:y2="11.752cm">
          <text:p/>
        </draw:line>
        <draw:frame draw:style-name="gr112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30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8" draw:text-style-name="P1" draw:layer="layout" svg:x1="16.234cm" svg:y1="22.879cm" svg:x2="16.164cm" svg:y2="23.629cm">
          <text:p/>
        </draw:line>
        <draw:frame draw:style-name="gr112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3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19.063cm" svg:height="2.848cm" svg:x="0.766cm" svg:y="38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1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4" draw:text-style-name="P33" draw:layer="layout" svg:width="1.048cm" svg:height="0.645cm" svg:x="45.473cm" svg:y="39.388cm">
          <draw:text-box>
            <text:p text:style-name="P37"><text:span text:style-name="T21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4T11:40:57.410350362</dc:date>
    <meta:editing-duration>P30DT12H37M30S</meta:editing-duration>
    <meta:editing-cycles>652</meta:editing-cycles>
    <meta:generator>LibreOffice/5.0.4.2$Linux_X86_64 LibreOffice_project/2b9802c1994aa0b7dc6079e128979269cf95bc78</meta:generator>
    <dc:creator>Aleph User</dc:creator>
    <meta:document-statistic meta:object-count="351"/>
  </office:meta>
</office:document-meta>
</file>